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2.532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02cm" fo:min-width="0.897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fill="hatch" draw:fill-hatch-name="Black_20_0_20_Degrees" draw:textarea-horizontal-align="justify" draw:textarea-vertical-align="middle" draw:auto-grow-height="false" fo:min-height="5.592cm" fo:min-width="18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2.802cm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1.0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hatch" draw:fill-hatch-name="Black_20_0_20_Degrees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32cm" svg:height="1.143cm" svg:x="1.143cm" svg:y="8.239cm">
          <text:p text:style-name="P1">Experi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143cm" svg:x="2.27cm" svg:y="2.397cm">
          <text:p text:style-name="P1">raw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27cm" svg:y="4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.27cm" svg:x="2.27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1.27cm" svg:x="2.143cm" svg:y="12.404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1.27cm" svg:x="3.159cm" svg:y="13.319cm">
          <text:p text:style-name="P1">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4.809cm" svg:height="2.384cm" svg:x="5.191cm" svg:y="1.889cm">
          <draw:text-box>
            <text:p>Temp, (start)time, endtime, sqw,dsqw,q, hw, initial T, final T, Type, Protein, cp, Additive, cAdditive, timedelta, <text:s/>Samplename, Runnumber(1)</text:p>
          </draw:text-box>
        </draw:frame>
        <draw:frame draw:style-name="gr7" draw:text-style-name="P4" draw:layer="layout" svg:width="14.809cm" svg:height="2.384cm" svg:x="4.048cm" svg:y="20.558cm">
          <draw:text-box>
            <text:p>Model, start parameter, boundaries, parameters,comments, further_analysis, references</text:p>
          </draw:text-box>
        </draw:frame>
        <draw:custom-shape draw:style-name="gr6" draw:text-style-name="P3" draw:layer="layout" svg:width="0.762cm" svg:height="1.27cm" svg:x="3.413cm" svg:y="20.431cm">
          <text:p text:style-name="P1">F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4.809cm" svg:height="3.095cm" svg:x="4.352cm" svg:y="12.531cm">
          <draw:text-box>
            <text:p>Temp, (start)time, endtime, sqw,dsqw,q, hw, initial T, final T, Type, Protein, cp, Additive, cAdditive, timedelta, <text:s/>Samplename,Runnumbers(several), Fits</text:p>
          </draw:text-box>
        </draw:frame>
        <draw:custom-shape draw:style-name="gr9" draw:text-style-name="P5" draw:layer="layout" svg:width="19cm" svg:height="5.842cm" svg:x="1cm" svg:y="1.63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0.395cm" svg:height="0.962cm" svg:x="1.508cm" svg:y="23.86cm">
          <draw:text-box>
            <text:p>Write functions: Summary in LaTeX</text:p>
          </draw:text-box>
        </draw:frame>
        <draw:custom-shape draw:style-name="gr11" draw:text-style-name="P1" draw:layer="layout" svg:width="3.302cm" svg:height="1.397cm" svg:x="8.493cm" svg:y="22.209cm">
          <text:p text:style-name="P1">Subfit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1.27cm" svg:x="3.032cm" svg:y="9.001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62cm" svg:height="1.27cm" svg:x="2.905cm" svg:y="10.017cm">
          <text:p text:style-name="P1">F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2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2:07:02.765661598</meta:creation-date>
    <dc:date>2020-04-23T15:14:41.865922118</dc:date>
    <meta:editing-duration>PT20M7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